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IComponentTag.setIntegerProperty( UIComponent component , String name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IComponentTag.getDoEn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IComponentTag.getFaces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IComponentTag.getComponen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IComponentTag.findComponent( UIComponentTag parentTa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IComponentTag.setProperties( UIComponent compon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IComponentTag.get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IComponentTag.getCre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IComponentTag.doEndTag( String namespaceURI , String localName , String q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UIComponentTag.addFacet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IComponentTag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IComponentTag.doStartTag( String namespaceURI , String localName , String qName , Attributes att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UIComponentTag.isSuppresse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UIComponentTag.setup( SourceResolver resolver , Map objectModel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IComponentTag.createValueBinding( String value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IComponentTag.getFac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IComponentTag.getRend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IComponentTag.removeOldChildre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UIComponentTag.evaluate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IComponentTag.evaluateLong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IComponentTag.evaluateInteger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IComponentTag.setBooleanProperty( UIComponent component , String name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IComponentTag.removeOldFacet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UIComponentTag.create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IComponentTag.evaluateBoolean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IComponentTag.setRendered( String rend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IComponentTag.findPar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IComponent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IComponentTag.addChild( UIComponent chi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IComponentTag.getAppl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IComponentTag.encodeBe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IComponentTag.createChild( UIComponentTag parentTag ,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IComponentTag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IComponentTag.createComponent(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UIComponentTag.evaluateDouble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IComponentTag.encode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IComponentTag.getDoStar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IComponentTag.setProperty( UIComponent component , String name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IComponentTag.createFacet( UIComponentTag parentTag , String name ,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IComponentTag.encode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IComponentTag.setBinding( String bin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